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9" style:family="table">
      <style:table-properties style:width="5.0632in" table:align="left" fo:background-color="#99ccff">
        <style:background-image/>
      </style:table-properties>
    </style:style>
    <style:style style:name="Table9.A" style:family="table-column">
      <style:table-column-properties style:column-width="1.0604in"/>
    </style:style>
    <style:style style:name="Table9.B" style:family="table-column">
      <style:table-column-properties style:column-width="0.9396in"/>
    </style:style>
    <style:style style:name="Table9.C" style:family="table-column">
      <style:table-column-properties style:column-width="1.6243in"/>
    </style:style>
    <style:style style:name="Table9.D" style:family="table-column">
      <style:table-column-properties style:column-width="1.4389in"/>
    </style:style>
    <style:style style:name="Table9.1" style:family="table-row">
      <style:table-row-properties fo:background-color="#000080">
        <style:background-image/>
      </style:table-row-properties>
    </style:style>
    <style:style style:name="Table9.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9.D1" style:family="table-cell">
      <style:table-cell-properties fo:background-color="transparent"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85c98" officeooo:paragraph-rsid="00185c98"/>
    </style:style>
    <style:style style:name="P2" style:family="paragraph" style:parent-style-name="Heading_20_2">
      <style:text-properties style:font-name="Liberation Sans" fo:font-size="16.1000003814697pt" fo:font-weight="bold" officeooo:rsid="00232eba" officeooo:paragraph-rsid="00232eba" style:font-name-asian="Noto Sans CJK SC" style:font-size-asian="16.1000003814697pt" style:font-weight-asian="bold" style:font-name-complex="Lohit Devanagari" style:font-size-complex="16.1000003814697pt" style:font-weight-complex="bold"/>
    </style:style>
    <style:style style:name="P3" style:family="paragraph" style:parent-style-name="Standard">
      <style:text-properties officeooo:paragraph-rsid="00227de3"/>
    </style:style>
    <style:style style:name="P4" style:family="paragraph" style:parent-style-name="Standard">
      <style:text-properties officeooo:rsid="00232eba" officeooo:paragraph-rsid="00232eba"/>
    </style:style>
    <style:style style:name="P5" style:family="paragraph" style:parent-style-name="Table_20_Contents">
      <style:paragraph-properties fo:text-align="center" style:justify-single-word="false"/>
      <style:text-properties officeooo:rsid="0054a3a5" officeooo:paragraph-rsid="00227de3"/>
    </style:style>
    <style:style style:name="P6" style:family="paragraph" style:parent-style-name="Table_20_Contents">
      <style:paragraph-properties fo:text-align="center" style:justify-single-word="false"/>
      <style:text-properties officeooo:rsid="005614d4" officeooo:paragraph-rsid="00227de3"/>
    </style:style>
    <style:style style:name="P7" style:family="paragraph" style:parent-style-name="Table_20_Contents">
      <style:paragraph-properties fo:text-align="center" style:justify-single-word="false"/>
      <style:text-properties fo:color="#dddddd" loext:opacity="100%" fo:font-weight="bold" officeooo:rsid="0054a3a5" officeooo:paragraph-rsid="00227de3" style:font-weight-asian="bold" style:font-weight-complex="bold"/>
    </style:style>
    <style:style style:name="P8" style:family="paragraph" style:parent-style-name="Table_20_Contents">
      <style:paragraph-properties fo:text-align="center" style:justify-single-word="false"/>
      <style:text-properties fo:color="#dddddd" loext:opacity="100%" fo:font-size="12pt" fo:font-weight="bold" officeooo:rsid="00227de3" officeooo:paragraph-rsid="00227de3" style:font-weight-asian="bold" style:font-weight-complex="bold"/>
    </style:style>
    <style:style style:name="P9" style:family="paragraph" style:parent-style-name="Table_20_Contents">
      <style:paragraph-properties fo:text-align="center" style:justify-single-word="false"/>
      <style:text-properties fo:color="#dddddd" loext:opacity="100%" fo:font-size="12pt" fo:font-weight="bold" officeooo:rsid="00232eba" officeooo:paragraph-rsid="00232eba" style:font-weight-asian="bold" style:font-weight-complex="bold"/>
    </style:style>
    <style:style style:name="P10" style:family="paragraph" style:parent-style-name="Table_20_Contents">
      <style:paragraph-properties fo:text-align="center" style:justify-single-word="false"/>
      <style:text-properties fo:font-size="12pt" officeooo:rsid="00232eba" officeooo:paragraph-rsid="00232eba"/>
    </style:style>
    <style:style style:name="P11" style:family="paragraph" style:parent-style-name="Text_20_body" style:list-style-name="L1">
      <style:text-properties officeooo:rsid="00185c98" officeooo:paragraph-rsid="00185c98"/>
    </style:style>
    <style:style style:name="P12" style:family="paragraph" style:parent-style-name="Text_20_body" style:list-style-name="L1">
      <style:text-properties officeooo:rsid="0018e1da" officeooo:paragraph-rsid="0018e1da"/>
    </style:style>
    <style:style style:name="P13" style:family="paragraph" style:parent-style-name="Text_20_body" style:list-style-name="L1">
      <style:text-properties officeooo:rsid="001a7aec" officeooo:paragraph-rsid="001a7aec"/>
    </style:style>
    <style:style style:name="P14" style:family="paragraph" style:parent-style-name="Text_20_body" style:list-style-name="L1">
      <style:text-properties officeooo:rsid="001f3f1e" officeooo:paragraph-rsid="001f3f1e"/>
    </style:style>
    <style:style style:name="P15" style:family="paragraph" style:parent-style-name="Text_20_body" style:list-style-name="L1">
      <style:text-properties officeooo:rsid="0020a69d" officeooo:paragraph-rsid="0020a69d"/>
    </style:style>
    <style:style style:name="P16" style:family="paragraph" style:parent-style-name="Text_20_body">
      <style:text-properties officeooo:rsid="00227de3" officeooo:paragraph-rsid="00227de3"/>
    </style:style>
    <style:style style:name="P17" style:family="paragraph" style:parent-style-name="Text_20_body" style:list-style-name="L1">
      <style:text-properties officeooo:rsid="00240250" officeooo:paragraph-rsid="00240250"/>
    </style:style>
    <style:style style:name="T1" style:family="text">
      <style:text-properties officeooo:rsid="0018e1da"/>
    </style:style>
    <style:style style:name="T2" style:family="text">
      <style:text-properties officeooo:rsid="001a7aec"/>
    </style:style>
    <style:style style:name="T3" style:family="text">
      <style:text-properties fo:font-size="12pt"/>
    </style:style>
    <style:style style:name="T4" style:family="text">
      <style:text-properties fo:font-size="12pt" officeooo:rsid="001a7aec"/>
    </style:style>
    <style:style style:name="T5" style:family="text">
      <style:text-properties fo:font-size="12pt" officeooo:rsid="001b5f51"/>
    </style:style>
    <style:style style:name="T6" style:family="text">
      <style:text-properties fo:font-size="12pt" officeooo:rsid="001de995"/>
    </style:style>
    <style:style style:name="T7" style:family="text">
      <style:text-properties fo:font-size="12pt" officeooo:rsid="00232eba"/>
    </style:style>
    <style:style style:name="T8" style:family="text">
      <style:text-properties officeooo:rsid="001b5f51"/>
    </style:style>
    <style:style style:name="T9" style:family="text">
      <style:text-properties officeooo:rsid="001cc16f"/>
    </style:style>
    <style:style style:name="T10" style:family="text">
      <style:text-properties officeooo:rsid="0020a69d"/>
    </style:style>
    <style:style style:name="T11" style:family="text">
      <style:text-properties officeooo:rsid="00222963"/>
    </style:style>
    <style:style style:name="T12" style:family="text">
      <style:text-properties officeooo:rsid="0024025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_20_1">Conflict System</text:p>
      <text:p text:style-name="P1">This is a design for an SC replacement. The idea is similar to Scs.</text:p>
      <text:p text:style-name="Heading_20_2">Structure</text:p>
      <text:p text:style-name="P1">A series of fictional decision points are reached within the conflict. These can be triggered by either the GM or a player(?). In effect they are ‘moves’. <text:span text:style-name="T1">The givens here are that there is an overall fictional situation which challenges the character(s), an overall goal or success criteria which they have, and a definable set of consequences for failure. If these three elements are not present then either it is not a single challenge (no overall unifying fictional situation to measure progress against) and should be decomposed, or it isn’t a conflict (no goal, or no consequences for failure). In the former case split the challenge into multiple parts (challenges or interludes). In the later case the situation IS an interlude, or it is simply a check situation in a higher level (IE outer) challenge that is ongoing (concept of nested challenges).</text:span></text:p>
      <text:list xml:id="list2796182251" text:style-name="L1">
        <text:list-item>
          <text:p text:style-name="P11">The GM frames the situation. <text:span text:style-name="T10">If this is the start of the challenge it is the initial situation, otherwise it is the situation post-move. </text:span><text:span text:style-name="T11">At this point a player could expend a plot point to alter or amend this fiction by invoking an attribute of her character, or of the scene. She could also ask the GM to invoke such an alteration in an unfavorable direction in order to GAIN a plot point.</text:span></text:p>
        </text:list-item>
        <text:list-item>
          <text:p text:style-name="P15">Decide which player makes the next move. If there is agreement between the players on this, then go on. Otherwise the players can dice for for it. </text:p>
        </text:list-item>
        <text:list-item>
          <text:p text:style-name="P11">A player makes a ‘move’, this consists of the following steps</text:p>
          <text:list>
            <text:list-item>
              <text:p text:style-name="P11">Player declares an intent “I want to sneak past the orcs into the camp.” Note that this includes both a declaration of a<text:span text:style-name="T1">n action</text:span>, and a goal (IE <text:span text:style-name="T8">sneak</text:span>, and bypass the orcs, neutralizing them).</text:p>
            </text:list-item>
            <text:list-item>
              <text:p text:style-name="P17">The GM decides if the check should be difficult or not. If so, he expends one of his difficult checks and increases the DV of the check by 3.</text:p>
            </text:list-item>
            <text:list-item>
              <text:p text:style-name="P11">GM de<text:span text:style-name="T1">clares a putative action type (IE which aspect is in force, </text:span><text:span text:style-name="T8">Stealth, other options might include Deception, or Disguise depending on the wording of the action by the player</text:span><text:span text:style-name="T1">). </text:span></text:p>
            </text:list-item>
            <text:list-item>
              <text:p text:style-name="P12">Players may declare supplementary/alternate proposals, including different approaches, taking the initial declaration as a starting point (IE another player states his character will make a distraction, modifying the aspect from <text:span text:style-name="T5">Stealth</text:span> to <text:span text:style-name="T5">D</text:span>eception<text:span text:style-name="T9">)</text:span>. <text:span text:style-name="T9">Rituals might be employed at this point in order to alter the aspect in use as well. </text:span><text:span text:style-name="T12">The player who’s move it is may also expend one of the group’s free advantages in order to reduce the DV of the check by 3.</text:span></text:p>
            </text:list-item>
            <text:list-item>
              <text:p text:style-name="P12">Repeat b, <text:span text:style-name="T12">c, and d</text:span> until the GM and players have agreed on what the action, intent, all resources in play, and resulting aspect are.</text:p>
            </text:list-item>
          </text:list>
        </text:list-item>
        <text:list-item>
          <text:p text:style-name="P12">If the resulting aspect has already been checked, the <text:span text:style-name="T4">degree of success</text:span> is declared, otherwise a check is made <text:span text:style-name="T2">at the DV of the challenge’s level. </text:span></text:p>
        </text:list-item>
        <text:list-item>
          <text:p text:style-name="P13"><text:span text:style-name="T3">T</text:span>he players may invoke character traits and expend <text:span text:style-name="T6">plot points</text:span> to alter the result, improving it describing how their trait produces a better result. (this wouldn’t change the valence of the <text:soft-page-break/>check for future situations though).</text:p>
        </text:list-item>
        <text:list-item>
          <text:p text:style-name="P13">If the action succeeded the GM may invoke an obstacle, this is a GM resource (TBD) which reduces the result by a step. This requires invoking some trait of the environment or opponents.</text:p>
        </text:list-item>
        <text:list-item>
          <text:p text:style-name="P13">Success or failure is tallied. Complete Success tallies two successes.</text:p>
        </text:list-item>
        <text:list-item>
          <text:p text:style-name="P13">Once either the success or failure tally has reached its level, the challenge ends. The valence of the result is Failure if the failure tally was filled. If the success tally was filled without any failures, Complete Success is achieved, otherwise Success is achieved. If this is a sub-challenge within a larger enclosing challenge, this valence can be propagated to the parent challenge.</text:p>
        </text:list-item>
        <text:list-item>
          <text:p text:style-name="P14">If the challenge is not over yet, return to step 1.</text:p>
        </text:list-item>
      </text:list>
      <text:p text:style-name="Heading_20_2">Tallies</text:p>
      <text:p text:style-name="P16">Each challenge has 2 tallies, a success count, and a failure count. If a move in the challenge achieves success, the success tally is advanced by one. If a move in the challenge achieves complete success then the success tally is advanced by two. If a move in the challenge achieves failure, then the failure tally is advanced by one.</text:p>
      <text:p text:style-name="P16">Every challenge ends in failure with a failure tally of 3. Every challenge ends with a success tally determined by the complexity of the challenge.</text:p>
      <text:p text:style-name="P2">Significance</text:p>
      <text:p text:style-name="P16">Every challenge has a <text:span text:style-name="T7">significance</text:span> factor which determines how high the success tally must go in order to declare the challenge successfully completed.</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9">Significance</text:p>
          </table:table-cell>
          <table:table-cell table:style-name="Table9.A1" office:value-type="string">
            <text:p text:style-name="P8">Successes</text:p>
          </table:table-cell>
          <table:table-cell table:style-name="Table9.A1" office:value-type="string">
            <text:p text:style-name="P7">Free Advantages</text:p>
          </table:table-cell>
          <table:table-cell table:style-name="Table9.D1" office:value-type="string">
            <text:p text:style-name="P7">Difficult Checks</text:p>
          </table:table-cell>
        </table:table-row>
        <table:table-row table:style-name="TableLine94710702781680">
          <table:table-cell table:style-name="Table9.A2" office:value-type="string">
            <text:p text:style-name="P10">Minor</text:p>
          </table:table-cell>
          <table:table-cell table:style-name="Table9.B2" office:value-type="string">
            <text:p text:style-name="P5">4</text:p>
          </table:table-cell>
          <table:table-cell table:style-name="Table9.C2" office:value-type="string">
            <text:p text:style-name="P5">0</text:p>
          </table:table-cell>
          <table:table-cell table:style-name="Table9.D2" office:value-type="string">
            <text:p text:style-name="P6">0</text:p>
          </table:table-cell>
        </table:table-row>
        <table:table-row table:style-name="TableLine94710609534400">
          <table:table-cell table:style-name="Table9.A3" office:value-type="string">
            <text:p text:style-name="P10">Significant</text:p>
          </table:table-cell>
          <table:table-cell table:style-name="Table9.B3" office:value-type="string">
            <text:p text:style-name="P5">8</text:p>
          </table:table-cell>
          <table:table-cell table:style-name="Table9.C3" office:value-type="string">
            <text:p text:style-name="P6">2</text:p>
          </table:table-cell>
          <table:table-cell table:style-name="Table9.D3" office:value-type="string">
            <text:p text:style-name="P6">2</text:p>
          </table:table-cell>
        </table:table-row>
        <table:table-row table:style-name="TableLine94710673894736">
          <table:table-cell table:style-name="Table9.A4" office:value-type="string">
            <text:p text:style-name="P10">Crucial</text:p>
          </table:table-cell>
          <table:table-cell table:style-name="Table9.B4" office:value-type="string">
            <text:p text:style-name="P5">12</text:p>
          </table:table-cell>
          <table:table-cell table:style-name="Table9.C4" office:value-type="string">
            <text:p text:style-name="P6">6</text:p>
          </table:table-cell>
          <table:table-cell table:style-name="Table9.D4" office:value-type="string">
            <text:p text:style-name="P6">4</text:p>
          </table:table-cell>
        </table:table-row>
      </table:table>
      <text:p text:style-name="P3"/>
      <text:p text:style-name="P4"><text:span text:style-name="T3">Significance</text:span> is not the same as difficulty. While it may be more difficult to achieve a crucial challenge than a minor challenge, this is not a given. Significance indicates how weighty the conflict is in an overall plot sense. Is the challenge a very brief and passing interaction with minor significance to the overall story? Is it fairly significant? Is it a crucial part of the story, occupying a pivotal place within the plo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835in" fo:margin-bottom="0.5835in" fo:margin-left="0.7917in" fo:margin-right="0.7917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meta:editing-cycles>11</meta:editing-cycles>
    <meta:creation-date>2008-08-22T11:41:04</meta:creation-date>
    <dc:date>2021-06-28T16:06:13.492146686</dc:date>
    <meta:editing-duration>PT1H39S</meta:editing-duration>
    <meta:document-statistic meta:table-count="1" meta:image-count="0" meta:object-count="0" meta:page-count="2" meta:paragraph-count="40" meta:word-count="860" meta:character-count="4914" meta:non-whitespace-character-count="4104"/>
  </office:meta>
</office:document-meta>
</file>